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/></text:span><text:a xlink:href="https://drive.google.com/file/d/1NN0nOgztbN7FxMGG-ivizwA_mlSNeFh-/view?usp=drivesdk"><text:span text:style-name="T2">https://drive.google.com/file/d/1NN0nOgztbN7FxMGG-ivizwA_mlSNeFh-/view?usp=drivesdk</text:span></text:a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